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Writer.getFileMultipartEndDi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stWriter.writeStartFileMultipart( OutputStream out , String filename , String nameField ,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stWriter.get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Writer.Pos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Writer.writeFileToStream( String filename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stWriter.writeln( OutputStream ou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stWriter.PostWriter( String bound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Writer.getMultipartEndDi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stWriter.sendPostData( URLConnection connection , HTTPSampler sampl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PostWriter.writeFormMultipart( OutputStream out , String name , String value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stWriter.getMultipartDi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Writer.write( OutputStream out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Writer.setHeaders( URLConnection connection , HTTPSampler sampler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04">
            <text:p text:style-name="Table_20_Contents">1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